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李鑑慧   |  2021.01.06 10:36   |   </text:span><text:a xlink:type="simple" xlink:href="http://palinfo.habago.org/Entry?Command=Information_PrintForum#FORUM40190"><text:span text:style-name="T2">#</text:span></text:a></text:p>
      <text:p text:style-name="P3"><text:span text:style-name="T1">美方將上訴，阿桑吉仍是待罪之身</text:span><text:span text:style-name="T3"><text:line-break/><text:line-break/></text:span><text:span text:style-name="T1">李鑑慧</text:span><text:span text:style-name="T3"><text:line-break/><text:line-break/></text:span><text:span text:style-name="T1">2021. 01. 06.</text:span><text:span text:style-name="T3"><text:line-break/><text:line-break/></text:span><text:span text:style-name="T1">英國法院本周做出裁定，否決了美國引渡阿桑吉的要求。理由並非認定阿桑吉無罪，而是因為美國監禁條件將帶給阿桑吉自殺風險。美方表示將繼續上訴，而這必須在14天內提出，阿桑吉律師亦表示將在周三提出保釋申請。</text:span><text:span text:style-name="T3"><text:line-break/><text:line-break/></text:span><text:span text:style-name="T1">此次判決動機與接下來案情發展目前都仍不明朗。但是如Jonathan Cook表示，這個判決並不代表一個真實的獲勝，如言論自由原則之確認，因為阿桑吉辯護律師所提出的這方面辯護完全遭駁回。而法官 Vanessa Baraitser否決引渡所仰賴的技術性理由，也將延續先前對於阿桑吉的人格抹黑，將之標籤為一具有心理疾病之人。阿桑吉的伴侶Stella Moris則表示：「只要阿桑吉仍舊必須忍受痛苦和隔離被監禁在Belmarsh監獄，雖然他完全無罪…..只要我們的小孩持續被剝奪父愛與父親的情感，我們就無法慶祝。」</text:span><text:span text:style-name="T3"><text:line-break/><text:line-break/></text:span><text:span text:style-name="T1">直到阿桑吉被釋放的那一天，我也同樣無法喜悅。</text:span><text:span text:style-name="T3"><text:line-break/><text:line-break/></text:span><text:span text:style-name="T1">相關報導可見:</text:span><text:span text:style-name="T3"><text:line-break/><text:line-break/></text:span><text:span text:style-name="T1">WSWS:</text:span><text:span text:style-name="T3"><text:line-break/><text:line-break/></text:span><text:a xlink:type="simple" xlink:href="https://bit.ly/3s0pI9Z"><text:span text:style-name="T4">https://bit.ly/3s0pI9Z</text:span></text:a><text:span text:style-name="T3"><text:line-break/><text:line-break/></text:span><text:span text:style-name="T1">CounterPunch:</text:span><text:span text:style-name="T3"><text:line-break/><text:line-break/></text:span><text:a xlink:type="simple" xlink:href="https://bit.ly/3hOH1pS"><text:span text:style-name="T4">https://bit.ly/3hOH1pS</text:span></text:a></text:p>
      <text:p text:style-name="P2"><text:span text:style-name="T1">陳真   |  2021.01.05 03:53   |   </text:span><text:a xlink:type="simple" xlink:href="http://palinfo.habago.org/Entry?Command=Information_PrintForum#FORUM40189"><text:span text:style-name="T2">#</text:span></text:a></text:p>
      <text:p text:style-name="P4"><text:span text:style-name="T1">告別一個舊時代</text:span><text:span text:style-name="T3"><text:line-break/><text:line-break/></text:span><text:span text:style-name="T1">陳真</text:span><text:span text:style-name="T3"><text:line-break/><text:line-break/></text:span><text:span text:style-name="T1">2021. 01. 05.</text:span><text:span text:style-name="T3"><text:line-break/><text:line-break/><text:line-break/></text:span><text:span text:style-name="T1">BBC首席環境事務記者Justin Rowlatt，元旦寫了篇文章表示，2021年很有可能是氣候變遷議題出現轉機的一年，為什麼呢？他稱讚習近平在去年(2020年) 九月在聯合國代表大會上的聲明。習公開宣佈，中國計劃在2060年前實現「碳中和」（carbon neutral），亦即淨零碳排放。</text:span><text:span text:style-name="T3"><text:line-break/><text:line-break/></text:span><text:span text:style-name="T1">Rowlatt  說，習近平的聲明「震驚世界」，因為減碳成本極高，許多國家因此擔心影響自身經濟發展卻讓其他國家平白得利、發展超前，因此遲遲不肯落實減碳，甚至大力抵制，最為惡名昭彰的當然就是美國。因此，各種國際減碳談判總是陷入僵局。但是，中國卻「完全無條件承諾」零排碳，而不要求其他國家必須跟近以免中國在經濟發展上吃了虧。</text:span><text:span text:style-name="T3"><text:line-break/><text:line-break/></text:span><text:span text:style-name="T1">Rowlatt  說，習近平的聲明，「徹底扭轉了過去的談判僵局」，給影響人類生存至關重要的氣候變遷問題帶來一線新時代的曙光。</text:span><text:span text:style-name="T3"><text:line-break/><text:line-break/></text:span><text:span text:style-name="T1">當然，除了中國，還有其它國家同樣也曾做出承諾，例如英國、日本和韓國等等。但是，不管是在各種攸關人類生存與發展的議題上，或是國內發展進程之規劃，我一直很相信祖國，卻不相信西方。中國共產黨講話、做事，一是一，二是二，可信度很高，執行力很高；至於西方國家，凡是對人類或它國有利之事，通常都是開空頭支票，空中畫大餅；講的全是仁義道德，幹的卻是狗皮倒灶，喪盡天良。</text:span><text:span text:style-name="T3"><text:line-break/><text:line-break/></text:span><text:span text:style-name="T1">台灣更不用說了，口水灑滿地，漂亮口號說不停，但你只能聽聽就好，無法當真。比方說動不動就造謠，把中國大陸說成一個一心只求經濟發展卻犧牲人類福祉的骯髒邪惡國度，小學教科書就是這麼給小孩洗腦的；然後拼命說謊，把台灣說成一個貢獻於人類、受到舉世推崇的偉大國度；倘若沒有台灣，人類文明簡直無法持續。但是事實上卻不是這樣，而是恰好完全相反。</text:span><text:span text:style-name="T3"><text:line-break/><text:line-break/></text:span><text:span text:style-name="T1">就如 Noam Chomsky  所說，美國是世界上最大的恐怖主義國家，並以美國為首，組成一個「奉行國家恐怖主義的網絡」，台灣便是其中之一，在世界各地為非作歹。</text:span><text:span text:style-name="T3"><text:line-break/><text:line-break/></text:span><text:span text:style-name="T1">Chomsky 這些話出現在 2002年2月的哈佛大學講座，題目是《Distorted Morality: America's War on Terror?》(《扭曲的道德：美國反恐？》) 全文見：</text:span><text:span text:style-name="T3"><text:line-break/><text:line-break/></text:span><text:a xlink:type="simple" xlink:href="https://bit.ly/3pEMWQW"><text:span text:style-name="T4">https://bit.ly/3pEMWQW</text:span></text:a><text:span text:style-name="T3"><text:line-break/><text:line-break/></text:span><text:span text:style-name="T1">Chomsky 是這麼說的：</text:span><text:span text:style-name="T3"><text:line-break/><text:line-break/></text:span><text:span text:style-name="T1">「各位要記住：美國是個強大的國家，它可不是利比亞那樣的小國。今天，倘若利比亞準備發動恐怖攻擊，他們就會去雇用類似豺狼卡洛斯 (Carlos the Jackal) 那類的角色來行凶，但是美國則不然，它是雇用恐怖主義國家。這個 (以美國為首的) 國際恐怖主義網絡包括：台灣、英國、以色列、阿根廷和沙烏地阿拉伯等等。這是一個相當可觀的國際恐怖主義網絡，由一群墮落的反文明勢力所組成，前所未見；用當代的辭彙來說，也許我們可以稱它為『邪惡軸心』("Axis of Evil")，數十萬人民被屠殺，製造數百萬的孤兒與難民，以及任何你能想得到的血腥暴行及無數被摧毀的地區與家園。」</text:span><text:span text:style-name="T3"><text:line-break/><text:line-break/></text:span><text:span text:style-name="T1">2010年8月，Chomsky 來台灣演講，把類似的話又講了一遍，指控美國是「全球頭號恐怖主義國家」，除了以整個國家機器在世界各地從事恐怖主義活動，並且利用其它國家或地區出資或代為執行恐怖任務，而台灣就是其中一個主要幫凶。</text:span><text:span text:style-name="T3"><text:line-break/><text:line-break/></text:span><text:span text:style-name="T1">我知道台灣人不會相信這一點，但它其實只是一個基本常識。我之所以沒法說服你並不是因為我舉證能力不夠，而是因為你根本不願相信眼前明明白白的事實；矇上自己的眼睛，以為事實就不存在。反過來說，任何人只要願意了解事實，隨時就能發現真相。</text:span><text:span text:style-name="T3"><text:line-break/><text:line-break/></text:span><text:span text:style-name="T1">每次聽到那些荒唐至極的腦殘言論，講一些什麼「民主自由世界對抗獨裁中國」的蠢話，我就很無言。我沒辦法跟這樣一種腦殘講話。人怎麼會蠢到這種地步，我實在很絕望。</text:span><text:span text:style-name="T3"><text:line-break/><text:line-break/></text:span><text:span text:style-name="T1">不過，西方在政治與軍事侵略上的惡行不是本文重點。在此只是想說明兩點：</text:span><text:span text:style-name="T3"><text:line-break/><text:line-break/></text:span><text:span text:style-name="T1">一，中國大陸才是在人類各項文明指標與和平發展上真正負責任且做出巨大貢獻的國家。</text:span><text:span text:style-name="T3"><text:line-break/><text:line-break/></text:span><text:span text:style-name="T1">二，中國政府在國際與國內各項文明發展上之高度可信任、透明及可預期，並且具有極高的執行能力，而非像西方國家那樣，總是空口白話，言行不一，做的跟說的經常完全相反；比方說滿口人權，卻每天忙著到處姦殺擄掠搞侵略及製造他國動亂；嘴巴上高喊協助窮國脫貧，實際上卻是藉著美元霸權與政治高壓，從事經濟掠奪，製造世上更多的貧窮。</text:span><text:span text:style-name="T3"><text:line-break/><text:line-break/></text:span><text:span text:style-name="T1">回到減碳問題上，相較於中國大陸的積極作為，台灣呢？相關口號長年以來叫得震天價響，事實上呢？</text:span><text:span text:style-name="T3"><text:line-break/><text:line-break/></text:span><text:span text:style-name="T1">根據「2020年氣候變遷績效指標」（Climate Change Performance Index，CCPI 2020），評估對象一共61個國家或地區，其中有31個國家碳排放量下降，但是，「全球氣候行動」卻有三股主要反抗勢力：澳洲、沙烏地阿拉伯和美國。該報告指出，這三個國家在煤炭業及石油業者的龐大利益遊說關說下，幾乎沒有提出任何氣候政策；其中尤以美國的表現最為惡劣，全球倒數第一，倒數第二是沙烏地阿拉伯，倒數第三是誰呢？就是「用愛發電」的台灣。請看：</text:span><text:span text:style-name="T3"><text:line-break/><text:line-break/></text:span><text:a xlink:type="simple" xlink:href="https://bit.ly/384M5D0"><text:span text:style-name="T4">https://bit.ly/384M5D0</text:span></text:a><text:span text:style-name="T3"><text:line-break/><text:line-break/></text:span><text:span text:style-name="T1">再舉個例，2015年，習近平在「聯合國發展峰會」上宣佈一系列援助窮國計劃，因為援助金額龐大，在國內引起網民「打腫臉充胖子」的質疑，意即中國國內仍然還有很多人吃不飽，政府卻在國際上當起散財童子。中國官媒為了平息民間質疑，為文表示，任何一個大國都應負起一定的國際互助義務，並表示中國在過去也受到許多幫助，如今應有所回報。</text:span><text:span text:style-name="T3"><text:line-break/><text:line-break/></text:span><text:span text:style-name="T1">民間的質疑，表面上似乎有些道理，因為事實上，中國直到去年 (2020年) 才全面脫貧，並且史上首度被納入G20的「窮國減債計畫」，減免或延緩了大約21億美元債務。相較於「貧窮國家」對G20高達1780多億美元的官方雙邊債務  (其中六成是欠中國的債務)，根本杯水車薪，但是，依據《德國之聲》的報導，中國雖首度納入「窮國減債計畫」，卻是落實減債金額最多的國家。</text:span><text:span text:style-name="T3"><text:line-break/><text:line-break/></text:span><text:span text:style-name="T1">去年(2020年)6月7日，中國國務院發佈新冠肺炎疫情白皮書，除防疫訊息外，另一主要政策更引起外界矚目，亦即宣佈77個發展中國家之緩債計劃，兩周後並舉辦「中非團結抗疫特別高峰會」。</text:span><text:span text:style-name="T3"><text:line-break/><text:line-break/></text:span><text:span text:style-name="T1">習近平於會中表示，中國鼓勵國內金融機構參照G20「緩債倡議」（DSSI），與非洲國家就商業主權貸款進行協商，解除非洲國家的債務壓力，並強調中國願與國際社會一同加大對非洲國家的支持力度，包括中方將繼續全力支持非洲國家抗疫行動，繼續提供防疫物資援助，派遣國家醫療團隊，並在尊重非方意願的基礎上，與聯合國及「世界衛生組織」開展援非抗疫合作；中國並將籌設「非洲疾病控制中心總部」，並願承諾疫苗一旦研發完成，將優先援助非洲貧窮國家。</text:span><text:span text:style-name="T3"><text:line-break/><text:line-break/></text:span><text:span text:style-name="T1">去年(2020年)八月，根據「世界銀行」（World Bank）的估算，新冠疫情導致全世界大約有一億人陷入「極端貧窮」，所謂「極端貧窮」就是每人每日生活費不足1.9美元。中國對此表示，願進一步擴大支援「重債窮國計畫」（the Heavily Indebted Poor Countries，縮寫為 HIPC），希望能夠協助世界最窮困國家將其外債降低至能夠承擔的水準，讓這些國家的政府得以正常運作，維護基本民生需求。 </text:span><text:span text:style-name="T3"><text:line-break/><text:line-break/></text:span><text:span text:style-name="T1">去年(2020年)六月，根據美國約翰霍普金斯大學「中非研究計畫」（China-Africa Research Initiative）的研究發現，在撒哈拉以南的非洲，中國以一國之力，超越「世界銀行」這個多邊機構，成為非洲貧窮國家的最大債權國，援助金額高達六百四十億美元。</text:span><text:span text:style-name="T3"><text:line-break/><text:line-break/></text:span><text:span text:style-name="T1">相較於大陸之「義舉」，那麼台灣呢？台灣倒也經常幾億幾千萬地賄賂一些貪污獨裁者或極右派人渣等級的政客，請他們冒充什麼「國際民主友人」，在一些國際場合講些反中挺台的屁話，製造假象，欺騙國人。關於這一點，我寫過的相關文字非常多，例如《卡韓政變 (133)：民進黨把台灣人當白痴》：</text:span><text:span text:style-name="T3"><text:line-break/><text:line-break/></text:span><text:a xlink:type="simple" xlink:href="https://bit.ly/3rUKgjW"><text:span text:style-name="T4">https://bit.ly/3rUKgjW</text:span></text:a><text:span text:style-name="T3"><text:line-break/><text:line-break/></text:span><text:span text:style-name="T1">至於疫情方面的對外表現，更是卑鄙。除了在疫情爆發之初，中國大陸首當其衝之際，禁止口罩輸往大陸，百般刁難台商或陸配返台，卻對疫情更為嚴重百倍的西方國家大開方便之門（對待英國爆發之變種病毒方式即是一例），卑躬屈膝，逢迎拍馬，並自願當凱子，把口罩拿去孝敬美國，然後每天洗腦台灣人說我們好棒哦，什麼 "Taiwan can help"，什麼全世界都好推崇、好感動、好需要台灣人云云，洗腦內容毫無分寸，把台灣人當白痴，甚至發動網軍，用各種不堪入目的污言穢語，攻擊世界衛生組織的祕書長譚德塞。</text:span><text:span text:style-name="T3"><text:line-break/><text:line-break/></text:span><text:span text:style-name="T1">就像在抹黑韓國瑜那樣，把一個對世界防疫做出巨大貢獻、因此被權威科學期刊《Nature》選為2020年「十大重要科學人物」榜首的譚德塞給妖魔化成人民公敵，抹黑成低能敗德人渣；討伐譚德塞，居然變成一種遍佈全台、不分男女老幼人人響應的全民運動。</text:span><text:span text:style-name="T3"><text:line-break/><text:line-break/></text:span><text:span text:style-name="T1">天底下怎麼會有如此卑劣邪門的齷齪政權，怎麼會有如此低能無知、如此容易被洗腦被動員的腦殘人民，實在很難想像。人類的智商和品性之低落與可怕，始終超乎想像。就算文盲，就算處在一個資訊徹底禁絕的社會，也不該如此腦殘。這還像個人嗎？這已經跟機器人差不多是同一個等級的東西了；只要打開媒體洗腦開關，然後你必然就能指揮台灣人去攻擊與仇視世界上任何一個人，然後還會以為自己好有正義感、好了不起。特別是年輕一代，我已經幾乎看不到一個有點腦子的正常人了。</text:span><text:span text:style-name="T3"><text:line-break/><text:line-break/></text:span><text:span text:style-name="T1">我不是說中國上述一些舉措或其它任何作為在道德上有多偉大，而是說，不管是國際或國內事務，中國之所作作為，始終是正面且理性的。它不可能不重視環境與環保，因為它需要創造一個足以永續發展的生存空間；它也不可能不幫助其它窮國，因為它走的是一條共存共榮的理性道路，惟有大家都好，中國才會好，才會持續發展；它更不可能不照顧好自己的國民，因為人民的支持是各項權力之所以能夠順利行使的基礎。</text:span><text:span text:style-name="T3"><text:line-break/><text:line-break/></text:span><text:span text:style-name="T1">至於西方帝國主義的基本思維則是製造動亂、顛覆、侵略，掠奪與殺戮，相信拳頭就是真理，橫柴入灶，為所欲為；要不當我的奴才當我的狗，要不就是讓你死，完全不相信平等共榮這回事。你要西方人相信人種平等、東西方平等，差不多就等於要他相信人跟猴子平等一樣艱難；對西方人而言，他人要求平等，基本上就是意味著一種羞辱與攻擊。</text:span><text:span text:style-name="T3"><text:line-break/><text:line-break/></text:span><text:span text:style-name="T1">Chomsky 經常提起人類的生存面臨兩項與日俱增的致命威脅，一是環境與氣候災難，一是核武戰爭。他說，這兩項生存威脅的「罪魁禍首」(culprit) 就是英國和美國。這些毀滅性的人禍，原本有解決方法，卻受到系統性的阻撓，而阻撓的力量則來自於美國及其 (包括台灣在內的)「附隨政權」(client states) 所信奉的「帝國主義意識形態」(imperial ideology)。</text:span><text:span text:style-name="T3"><text:line-break/><text:line-break/></text:span><text:span text:style-name="T1">Chomsky 說，在此一「帝國思維」底下，凡是聽從美國主子的國家或政府，就是屬於「民主自由」的一方，不管怎麼為非作歹傷害人權都沒關係。反之，若不聽話，便是敵人，務必置之於死地。他說，西方所謂「民主自由」與「人權」，基本上只是一種「必須聽我的話」的勢力擴張之戰略考量，而絲毫不論其真實內涵；只要聽話，就容許你享有一定程度的生存發展，否則就必須摧毀。</text:span><text:span text:style-name="T3"><text:line-break/><text:line-break/></text:span><text:span text:style-name="T1">【後記】</text:span><text:span text:style-name="T3"><text:line-break/><text:line-break/></text:span><text:span text:style-name="T1">其實，我實在很不願意不斷陳述這樣一些普通常識，你們不膩，我自己都講到快要煩死了，畢竟這些話已經講了二十幾年；那種厭煩感就好像你持續二十幾年不斷告訴大家說「一加一等於二」或「大象鼻子很長」那種感覺。幾十年前，你要取得資訊相當困難，現在卻十分容易，垂手可得；種種基本事實昭昭在目，只是看你願不願意睜開眼睛而已。</text:span><text:span text:style-name="T3"><text:line-break/><text:line-break/></text:span><text:span text:style-name="T1">更令人無奈的是：我們居然必須透過所謂名人的嘴來陳述這樣一些普通到不能更普通的普通常識。</text:span><text:span text:style-name="T3"><text:line-break/><text:line-break/></text:span><text:span text:style-name="T1">「當代全球最具影響力的100名知識分子」的評選中，Noam Chomsky排名第一；他同時也是權威科學期刊《Science》所選出的包括愛因斯坦在內的「20世紀十個最偉大科學家」中唯一還在世者。</text:span><text:span text:style-name="T3"><text:line-break/><text:line-break/></text:span><text:span text:style-name="T1">我們這一代人，或甚至可以這麼說，全世界凡是目前還活著的讀書人，只要稍微有點社會意識者，或多或少都受到 Noam Chomsky 的影響。但是，他的影響理當是啟蒙性質，關乎某種可能性，關乎某種基礎，而非關乎某種具體內容。也就是說，他讓人們意識到某種事物的根本，某種可能性。</text:span><text:span text:style-name="T3"><text:line-break/><text:line-break/></text:span><text:span text:style-name="T1">這樣一種貢獻，在密不通風的過往年代尤其可貴。因為在那樣的黑暗年代中，我們就像「前科學時期」的人類一樣，不相信地球會動，以為地球是宇宙中心；誰敢說地球會動，誰就是邪惡異端，就得火刑伺候。</text:span><text:span text:style-name="T3"><text:line-break/><text:line-break/></text:span><text:span text:style-name="T1">但我希望，我們早該跨過這樣一種蒙眛時期，理當把Noam Chomsky 拋在腦後，因為他的偉大時代任務理當早已結束，該是往前走的時候了，難道我們還要繼續糾結在普通常識上？</text:span><text:span text:style-name="T3"><text:line-break/><text:line-break/></text:span><text:span text:style-name="T1">我並不輕視普通常識，而且正好相反；做為Chosmky 的半個同行 (語言哲學與認知科學) 及其哲學上的異議者，我在哲學上的二十多年思想奮鬥，無非就是圍繞著「普通常識」；我想找到「1」，為之廢寑忘食，因為我知道當我弄懂了「1」，我就能理解一組數列，開展一個系統，發現一整個「世界」。維根斯坦說得對，「數學很無聊」。但是「數學的基礎」卻如此神祕而迷人。  </text:span><text:span text:style-name="T3"><text:line-break/><text:line-break/></text:span><text:span text:style-name="T1">一個人有一個人的宿命與個性。生命縱有千年，千年之後，我看我還是依舊會在某種「基礎」上奮鬥。個人可以如此沉溺不前，眾人卻總該往前走，走出一個新時代。</text:span><text:span text:style-name="T3"><text:line-break/><text:line-break/></text:span><text:span text:style-name="T1">中共每五年就會研擬一套指引國家發展方向的「五年工作計畫」，它不但是國內政策方向，同時也預示著整個世界的未來走向。我從第九個「五年」(1996-2000) 開始關注，如今已邁入第十四個「五年」(2021-2025)。看著祖國這樣一步一腳印，一路艱辛走來，我真是很感動，也很佩服。</text:span><text:span text:style-name="T3"><text:line-break/><text:line-break/></text:span><text:span text:style-name="T1">「五年」，可以做為一個國家的短期規劃。但是，一個時代的發展，卻不是幾個「五年」可以定義。不過，五十年或一百年，理當就能對過往年代做一番告別。謊言退散，公義盛行，依我看，2021也許就是一個新時代的起點。</text:span></text:p>
      <text:p text:style-name="P2"><text:span text:style-name="T1">陳真   |  2021.01.05 01:26   |   </text:span><text:a xlink:type="simple" xlink:href="http://palinfo.habago.org/Entry?Command=Information_PrintForum#FORUM40188"><text:span text:style-name="T2">#</text:span></text:a></text:p>
      <text:p text:style-name="P3"><text:span text:style-name="T1">底下是昨晚收到的訊息：</text:span><text:span text:style-name="T3"><text:line-break/><text:line-break/></text:span><text:span text:style-name="T1">法官裁決，因為考量美國監獄體系之不人道，拒絕引渡阿桑吉到美國。</text:span><text:span text:style-name="T3"><text:line-break/><text:line-break/></text:span><text:span text:style-name="T1">這是一個好消息，但是美國表明仍將提出上訴。而且，法官僅僅只是拒絕引渡，卻接受美國對阿桑吉的所有指控。因此，事情尚未結束，阿桑吉仍在黑牢之中。</text:span><text:span text:style-name="T3"><text:line-break/><text:line-break/></text:span><text:span text:style-name="T1">陳真 2021. 01. 05.</text:span><text:span text:style-name="T3"><text:line-break/><text:line-break/></text:span><text:span text:style-name="T1">=================</text:span><text:span text:style-name="T3"><text:line-break/><text:line-break/></text:span><text:span text:style-name="T1">Dear Supporter</text:span><text:span text:style-name="T3"><text:line-break/><text:line-break/></text:span><text:span text:style-name="T1">The Judge has ruled that the US prison system is too inhumane to permit extraditing Julian Assange.</text:span><text:span text:style-name="T3"><text:line-break/><text:line-break/></text:span><text:span text:style-name="T1">The battle is not over - as the US has said they are going to appeal her decision.</text:span><text:span text:style-name="T3"><text:line-break/><text:line-break/></text:span><text:span text:style-name="T1">This is obviously great news, but at the same time concerning that the judge agreed with everything the US prosecution put forward, and only decided not to extradite Julian because of how inhumane the US prison system is.</text:span><text:span text:style-name="T3"><text:line-break/><text:line-break/></text:span><text:span text:style-name="T1">Help us fight the appeal - follow @DEACampaign, @StellaMoris1, and @WikiLeaks</text:span><text:span text:style-name="T3"><text:line-break/></text:span></text:p>
      <text:p text:style-name="P2"><text:span text:style-name="T1">江纤   |  2021.01.04 10:47   |   </text:span><text:a xlink:type="simple" xlink:href="http://palinfo.habago.org/Entry?Command=Information_PrintForum#FORUM40187"><text:span text:style-name="T2">#</text:span></text:a></text:p>
      <text:p text:style-name="P4"><text:span text:style-name="T1">感谢指正。</text:span></text:p>
      <text:p text:style-name="P2"><text:span text:style-name="T1">孫從輔   |  2021.01.04 02:22   |   </text:span><text:a xlink:type="simple" xlink:href="http://palinfo.habago.org/Entry?Command=Information_PrintForum#FORUM40186"><text:span text:style-name="T2">#</text:span></text:a></text:p>
      <text:p text:style-name="P3"><text:span text:style-name="T1">To 江纖:</text:span><text:span text:style-name="T3"><text:line-break/></text:span><text:span text:style-name="T1">你引用的網友言論其實是王孟源先生的文章《現代醫療的大倒退》的最後一段，見此：</text:span><text:a xlink:type="simple" xlink:href="http://blog.udn.com/MengyuanWang/108908792"><text:span text:style-name="T4">http://blog.udn.com/MengyuanWang/108908792</text:span></text:a><text:span text:style-name="T3"><text:line-break/></text:span></text:p>
      <text:p text:style-name="P2"><text:span text:style-name="T1">江纤   |  2021.01.03 16:02   |   </text:span><text:a xlink:type="simple" xlink:href="http://palinfo.habago.org/Entry?Command=Information_PrintForum#FORUM40185"><text:span text:style-name="T2">#</text:span></text:a></text:p>
      <text:p text:style-name="P3"><text:span text:style-name="T1">以下這段是評論區網友的言論。<text:line-break/>美国宣传中常用的“不自由的社会”，其实是颠倒黑白；比如說中国的问题不在于自由不够，而在于法律规范不够详实强力，以致自由过度，使很多个人仍然可以为一己的小小私利而对国家社会做出重大危害。胡溫掌政的十年，基本没有作为，视法律和公益为无物的现象被放纵到很严重的程度。如今這屆法治改革才刚跨出第一步，要走的路还很长。当然香港和臺湾的“自由”更是已达变态的地步，大概已经无法从体制内挽回了。</text:span></text:p>
      <text:p text:style-name="P2"><text:span text:style-name="T1">江纤   |  2021.01.03 15:36   |   </text:span><text:a xlink:type="simple" xlink:href="http://palinfo.habago.org/Entry?Command=Information_PrintForum#FORUM40184"><text:span text:style-name="T2">#</text:span></text:a></text:p>
      <text:p text:style-name="P4"><text:span text:style-name="T1"><text:line-break/>　　無論在何種政治體制下何種社會中，不公的事每天都在上演。所以我由衷地感謝尊敬那些堅守美好，為大眾發聲的人。他們本身的存在就能給心靈注入光。 貼一篇翟東升教授1月2日發表的文章。<text:line-break/><text:line-break/>　　——————<text:line-break/><text:line-break/>　　前幾天北京大降溫，寒風凜冽，特別冷。晚上回家時，看見小區樓門口的一位誌願者，應該是一位退休老同誌，晚上九點了仍在寒風中，守在樓門口協助鄰居們倒垃圾時做好分類工作。此情此景，讓我一下子想起了我的舅公Z雨亭老同誌。如果舅公還在世的話，他一定會不顧家人的勸阻冒著嚴寒出來做這樣的誌願工作。<text:line-break/><text:line-break/>　　我的舅公本名顧思漢，不叫Z雨亭，那是他在崇明島參加革命時自己起的名字。解放後他被黨組織選中進了國防大學讀書，此後一直在國防大學從事管理工作，級別似乎不很高，但是長期主管基建和後勤，所以據說權力不小，幹事很多，獲得過全軍勞模等不少榮譽。當然他非常謙虛，關於他的職級、榮譽和履歷，我都是聽家人間接提及，所以不是很確切完整。<text:line-break/><text:line-break/>　　他年輕的時候，每一次回啟東家鄉探親，他總是要給鄰居們家家戶戶的水缸裏挑滿水再離開，如今聽起來有點不可思議，但這其實是革命軍人處理軍民關系的老傳統。離休之後，他住在國防大學的幹休所，每天清晨為幹休所的其他老同誌們送牛奶分發報紙，積極發揮余熱，樂此不疲。<text:line-break/><text:line-break/>　　他的工資很不低，但是老兩口生活實在太簡樸，簡樸到我這個侄外孫前去探望的時候，寧願趕回人民大學吃食堂也不願意留在他家裏吃飯的程度。其實他對我很客氣，我去的時候他往往會去國防大學的食堂買兩個葷菜，但是他和舅婆總是夾那兩個明顯熱了好幾頓的剩菜。他每年有兩千公裏使用公車的額度，但是極少使用，有幾次他從紅山口到人民大學和大鐘寺探望我家孩子的時候，總是騎自行車。讓一個80多歲的老人在北京的車流中騎那麽遠，我們都很不放心。<text:line-break/><text:line-break/>　　他自己的兩女一兒，用世俗的眼光看，混得都頗不如意：大女兒九十年代起就下崗在家；小女兒大學畢業，如今在一個事業單位傳達室工作；最不如意的是他唯一的兒子，我這位舅舅一輩子甚至連北京都沒能進，一直在老家的派出所裏做基層幹警，二十年前被分流轉崗去做了保安直至退休。舅舅對自己的父親私下頗有怨言，因為舅公不但沒有利用自己的地位和人脈幫兒女們改變人生軌跡，而且他從工資中省下來的錢幾乎全都用來匿名資助山區失學兒童，留給自己孩子們的只有幹休所將軍樓裏的一套軍產房，兒孫們可以居住，但是沒有產權。<text:line-break/><text:line-break/>　　舅公也曾得過嚴重的疾病，甚至在88歲高齡時還極嚴重地摔傷過，全身十幾處骨折，當時309醫院裏的主治大夫們認為他沒有再站起來的機會了。但是舅公康復之快令醫生們非常驚訝，醫生們後來的解釋是，這位老同誌的心態極好，對生死很看得開，情緒樂觀穩定，所以才能康復得這麽好。<text:line-break/><text:line-break/>　　令他驕傲的是我這個侄外孫，通過努力考上人民大學，一路讀到了博士，成為一個人民教師、青年學者。所以每次我去看望他，他都會努力把我多留一會兒，多談一會兒。但是，說實在話，我不太喜歡跟他交流對政治、經濟和社會的看法，因為我發現他其實一直生活在相當封閉的圈子中。他的生活和信仰都極其簡單而自信：他每天為公益而忙碌，他深信我們的國家和社會正在一個偉大的黨和一群比他自己更忠誠更高尚的黨和國家領導人的率領之下，從一個勝利走向另一個勝利，從一個偉大成就走向另一個偉大成就。<text:line-break/><text:line-break/>　　我自己的研究包括全球政治和金融貨幣體系，所以各種與政治和投資有關的故事聽說過不少，對這個世界的殘酷和荒謬有所了解。我一直不忍心把他從這個放著紅色光芒的精神世界中驚醒，直到2011年夏天。當時，我被一些後來眾所周知的貪腐案例所激怒，所以在他家做客時，一不小心就說起了某位顯赫人物的家人如何聚斂。他坐在旁邊聽著，臉色越來越難看，忽然站起來對我說：“東升，妳胡說，我們國家的領導人怎麽會這樣？我們的黨、我們的軍隊怎麽可能會變成妳說的這樣？”然後扭頭回了臥室。那次大家聊得不歡而散，這麽多年這是我唯一一次見到他慍怒。但是兩個月後我再次去他家的時候，他居然認真而急切地要求我多講講我所知道的國內外政治和社會現實。顯然，他已經跟將軍樓裏的老同事們交流過相關問題，而其中經常和大院外打交道的人顯然向他證實了我所言非虛。既然他問起，我當時也就沒有太多想，把我所知所聞和盤托出。從地方談到軍隊，從經濟說到政治，從歷史說到現實。當我從他的臉上讀出毫無掩飾的痛苦和失望時，我才意識到自己恐怕說得太多了。<text:line-break/><text:line-break/>　　再一次探望他的時候，他病倒了，而且眼睛中沒有了以前的那種神采，家人告訴我說，他的病情正在不斷惡化。2012年6月22日，當我接到噩耗時，我正在南方出差。按照他的遺願，只有大院裏辦的一個簡單的追悼會，沒有搞家族聚會式的傳統葬禮；三天之後，我的舅婆也過世了。<text:line-break/><text:line-break/>　　多年來，每次想到他，我的心中就充滿了自責和懊悔。我如果能忍住不把那些所謂真相告訴他，是不是情況會就不一樣？在他工作生活的那個大院裏，在他那一代革命軍人中，那種純凈而快樂的理想主義與大院墻外當時愈益猖獗的貪腐現實之間的存在著巨大的背離和張力，經不起哪怕一根針的穿刺。他的辭世，不光是因為病魔，也很可能是因為我所提供的所謂真相。這類信息，在一個非常不恰當的時間，像一把利劍一樣插進了他的心裏，讓他失去了與病魔戰鬥下去的自信和勇氣。<text:line-break/><text:line-break/>　　其實，即便要向他匯報那些情況，只要晚上一兩年，情況也會大不一樣。他去世半年之後，中國共產黨就召開了十八大，從他家河對岸的另一個大院裏長大的晚輩，一位老革命家的兒子，將大大地改變我所告訴他的那些事，從而開創一個新時代。大刀闊斧的反腐整黨，春風化雨的賦權於民，剛健自信的對外戰略，都令舉國上下人心振奮。我想，如果我今天再將當年中國融入全球化的時代曾經發生過的那些事情告訴他，他的心情和信心可能完全不一樣。<text:line-break/><text:line-break/>　　我在去年初的某次網上直播講座中曾經提到過：人生的意義不在於聚斂，而在於這個世界多大程度上因為妳而不同。許多網友很喜歡這句話，他們以為我達到了這樣的認識和境界。其實，我說這句話的時候，我心裏想到的是我的那位頑固、單純而自信的舅公，雨亭同誌。前天晚上，見到那位寒風中幫大家分揀垃圾的老誌願者的時候，我忍不住想說，雨亭同誌，您好。</text:span></text:p>
      <text:p text:style-name="P2"><text:span text:style-name="T1">李念淨   |  2021.01.02 17:05   |   </text:span><text:a xlink:type="simple" xlink:href="http://palinfo.habago.org/Entry?Command=Information_PrintForum#FORUM40183"><text:span text:style-name="T2">#</text:span></text:a></text:p>
      <text:p text:style-name="P3"><text:span text:style-name="T1">現在想起，我為什麼不喜歡人渣黨的原因<text:line-break/>主要大概是這三個<text:line-break/><text:line-break/>1.昨是今非，提不出一個合理的轉折解釋，更有甚者如蘇偉碩的評價，昨天上帝好今天魔鬼棒，這麼誇張的價值判定我沒辦法接受。<text:line-break/><text:line-break/>2.做賊喊抓賊，絲毫不引以為恥，例如美國指摘中國侵犯人權危害世界和平放任疫情爆發等，把一般人當成瞎子顛倒是非。<text:line-break/><text:line-break/>3.用霸凌、嘲諷的方式，發動群體集體從頭到腳對一個人人格抹殺，比方韓國瑜等。<text:line-break/><text:line-break/>政治並不是要求每個人都要當白蓮花一塵不染，但是有些做人的基本底線都不遵守實在可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